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  <style:style style:name="P4" style:family="paragraph" style:parent-style-name="Standard">
      <style:text-properties officeooo:rsid="00179d26" officeooo:paragraph-rsid="00179d26"/>
    </style:style>
    <style:style style:name="T1" style:family="text">
      <style:text-properties officeooo:rsid="00194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 </text:p>
      <text:p text:style-name="P3"/>
      <text:p text:style-name="P4">sAMPLE <text:span text:style-name="T1">4101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6T16:57:13.734328964</dc:date>
    <meta:editing-duration>PT1M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" meta:character-count="28" meta:non-whitespace-character-count="25"/>
  </office:meta>
</office:document-meta>
</file>